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5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5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5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6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6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6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6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6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6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5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5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5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5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5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5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6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6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6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6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6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6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2.068cm" svg:height="1.83cm" svg:x="25.698cm" svg:y="1.633cm">
          <draw:text-box>
            <text:p text:style-name="P5"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5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5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5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5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5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5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5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5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7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7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7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7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7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7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7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7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7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7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7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7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7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7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7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7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00:41.678439791</dc:date>
    <dc:creator>elucterio </dc:creator>
    <meta:editing-duration>P1DT2H30M46S</meta:editing-duration>
    <meta:editing-cycles>43</meta:editing-cycles>
    <meta:generator>LibreOffice/4.2.8.2$Linux_X86_64 LibreOffice_project/420m0$Build-2</meta:generator>
    <meta:document-statistic meta:object-count="108"/>
  </office:meta>
</office:document-meta>
</file>